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Tools.construct( String 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assTools.construct( String className , int paramet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lassTools.invoke( Object instance , String method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